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808080" style:font-name="Consolas" fo:font-size="8pt" fo:language="none" fo:country="none" style:font-size-asian="8pt" style:font-size-complex="8pt"/>
    </style:style>
    <style:style style:name="P2" style:family="paragraph" style:parent-style-name="Standard" style:list-style-name="">
      <style:paragraph-properties style:text-autospace="none"/>
      <style:text-properties fo:color="#008000" style:font-name="Consolas" fo:font-size="8pt" fo:language="none" fo:country="none" style:font-size-asian="8pt" style:font-size-complex="8pt"/>
    </style:style>
    <style:style style:name="P3" style:family="paragraph" style:parent-style-name="Standard">
      <style:text-properties style:font-name="Consolas"/>
    </style:style>
    <style:style style:name="P4" style:family="paragraph" style:parent-style-name="Standard" style:list-style-name="">
      <style:paragraph-properties style:text-autospace="none"/>
      <style:text-properties style:font-name="Consolas"/>
    </style:style>
    <style:style style:name="P5" style:family="paragraph" style:parent-style-name="Standard">
      <style:text-properties style:font-name="Consolas" fo:font-weight="bold" style:font-weight-asian="bold" style:font-weight-complex="bold"/>
    </style:style>
    <style:style style:name="P6" style:family="paragraph" style:parent-style-name="Standard" style:list-style-name="L1">
      <style:paragraph-properties style:text-autospace="none"/>
    </style:style>
    <style:style style:name="P7" style:family="paragraph" style:parent-style-name="Standard" style:list-style-name="">
      <style:paragraph-properties style:text-autospace="none"/>
      <style:text-properties fo:color="#000000" style:font-name="Consolas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">
      <style:paragraph-properties style:text-autospace="none"/>
      <style:text-properties fo:color="#000000" style:font-name="Consolas"/>
    </style:style>
    <style:style style:name="P9" style:family="paragraph" style:parent-style-name="Standard" style:list-style-name="">
      <style:paragraph-properties style:text-autospace="none"/>
      <style:text-properties fo:color="#000000" style:font-name="Consolas" fo:font-size="16pt" fo:font-weight="bold" fo:background-color="#ffff00" style:font-size-asian="16pt" style:font-weight-asian="bold" style:font-size-complex="16pt" style:font-weight-complex="bold"/>
    </style:style>
    <style:style style:name="P10" style:family="paragraph" style:parent-style-name="Standard" style:list-style-name="L2">
      <style:paragraph-properties style:text-autospace="none"/>
      <style:text-properties fo:color="#000000" style:font-name="Consolas" fo:font-size="16pt" fo:font-weight="bold" fo:background-color="#ffff00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paragraph-properties style:text-autospace="none"/>
      <style:text-properties fo:color="#000000"/>
    </style:style>
    <style:style style:name="P12" style:family="paragraph" style:parent-style-name="Standard" style:list-style-name="L2">
      <style:paragraph-properties style:text-autospace="none"/>
    </style:style>
    <style:style style:name="T1" style:family="text">
      <style:text-properties fo:color="#0000ff" fo:font-size="8pt" fo:language="none" fo:country="none" style:font-size-asian="8pt" style:font-size-complex="8pt"/>
    </style:style>
    <style:style style:name="T2" style:family="text">
      <style:text-properties fo:color="#0000ff" fo:font-size="8pt" fo:language="none" fo:country="none" fo:background-color="#ffff00" style:font-size-asian="8pt" style:font-size-complex="8pt"/>
    </style:style>
    <style:style style:name="T3" style:family="text">
      <style:text-properties style:use-window-font-color="true" fo:font-size="8pt" fo:language="none" fo:country="none" style:font-size-asian="8pt" style:font-size-complex="8pt"/>
    </style:style>
    <style:style style:name="T4" style:family="text">
      <style:text-properties style:use-window-font-color="true" fo:font-size="8pt" fo:language="none" fo:country="none" fo:background-color="#ffff00" style:font-size-asian="8pt" style:font-size-complex="8pt"/>
    </style:style>
    <style:style style:name="T5" style:family="text">
      <style:text-properties fo:color="#808080" fo:font-size="8pt" fo:language="none" fo:country="none" style:font-size-asian="8pt" style:font-size-complex="8pt"/>
    </style:style>
    <style:style style:name="T6" style:family="text">
      <style:text-properties fo:color="#808080" fo:font-size="8pt" fo:language="none" fo:country="none" fo:background-color="#ffff00" style:font-size-asian="8pt" style:font-size-complex="8pt"/>
    </style:style>
    <style:style style:name="T7" style:family="text">
      <style:text-properties fo:color="#808080" style:font-name="Consolas" fo:font-size="8pt" fo:language="none" fo:country="none" style:font-size-asian="8pt" style:font-size-complex="8pt"/>
    </style:style>
    <style:style style:name="T8" style:family="text">
      <style:text-properties fo:color="#008000" fo:font-size="8pt" fo:language="none" fo:country="none" style:font-size-asian="8pt" style:font-size-complex="8pt"/>
    </style:style>
    <style:style style:name="T9" style:family="text">
      <style:text-properties fo:language="none" fo:country="none"/>
    </style:style>
    <style:style style:name="T10" style:family="text">
      <style:text-properties fo:font-size="8pt" fo:language="none" fo:country="none" style:font-size-asian="8pt" style:font-size-complex="8pt"/>
    </style:style>
    <style:style style:name="T11" style:family="text">
      <style:text-properties style:font-name="Consolas" fo:font-size="8pt" fo:language="none" fo:country="none" style:font-size-asian="8pt" style:font-size-complex="8pt"/>
    </style:style>
    <style:style style:name="T12" style:family="text">
      <style:text-properties style:font-name="Consolas" fo:font-size="8pt" fo:language="none" fo:country="none" fo:font-weight="bold" style:font-size-asian="8pt" style:font-weight-asian="bold" style:font-size-complex="8pt" style:font-weight-complex="bold"/>
    </style:style>
    <style:style style:name="T13" style:family="text">
      <style:text-properties fo:color="#000000" style:font-name="Consolas" fo:font-size="8pt" fo:language="none" fo:country="none" style:font-size-asian="8pt" style:font-size-complex="8pt"/>
    </style:style>
    <style:style style:name="T14" style:family="text">
      <style:text-properties fo:color="#000000" style:font-name="Consolas" fo:font-size="8pt" fo:language="none" fo:country="none" fo:font-weight="bold" style:font-size-asian="8pt" style:font-weight-asian="bold" style:font-size-complex="8pt" style:font-weight-complex="bold"/>
    </style:style>
    <style:style style:name="T15" style:family="text">
      <style:text-properties fo:color="#000000" style:font-name="Consolas" fo:font-size="12pt" fo:language="none" fo:country="none" fo:font-weight="bold" style:font-size-asian="12pt" style:font-weight-asian="bold" style:font-size-complex="12pt" style:font-weight-complex="bold"/>
    </style:style>
    <style:style style:name="T16" style:family="text">
      <style:text-properties fo:color="#ff0000" fo:font-size="8pt" fo:language="none" fo:country="none" style:font-size-asian="8pt" style:font-size-complex="8pt"/>
    </style:style>
    <style:style style:name="T17" style:family="text">
      <style:text-properties fo:font-size="12pt" fo:language="none" fo:country="none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dicionei:</text:p>
      <text:p text:style-name="P3"/>
      <text:p text:style-name="P4"><text:span text:style-name="T1">create</text:span><text:span text:style-name="T3"> </text:span><text:span text:style-name="T1">table</text:span><text:span text:style-name="T3"> RESTAURANTS</text:span><text:span text:style-name="T5">(</text:span></text:p>
      <text:p text:style-name="P4"><text:span text:style-name="T3"><text:tab/>ID<text:tab/><text:tab/><text:tab/><text:tab/><text:tab/><text:tab/>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,</text:span></text:p>
      <text:p text:style-name="P4"><text:span text:style-name="T3"><text:tab/>NAME<text:tab/><text:tab/><text:tab/><text:tab/><text:tab/></text:span><text:span text:style-name="T1">varchar</text:span><text:span text:style-name="T5">(</text:span><text:span text:style-name="T3">50</text:span><text:span text:style-name="T5">),</text:span></text:p>
      <text:p text:style-name="P4"><text:span text:style-name="T3"><text:tab/>ADDRESS_ID<text:tab/><text:tab/><text:tab/><text:tab/><text:tab/></text:span><text:span text:style-name="T1">int</text:span><text:span text:style-name="T5">,</text:span></text:p>
      <text:p text:style-name="P4"><text:span text:style-name="T3"><text:tab/></text:span><text:span text:style-name="T1">constraint</text:span><text:span text:style-name="T3"> pk_RESTAURANTS1 </text:span><text:span text:style-name="T1">primary</text:span><text:span text:style-name="T3"> </text:span><text:span text:style-name="T1">key 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pf_RESTAURANTS2 </text:span><text:span text:style-name="T1">foreign</text:span><text:span text:style-name="T3"> </text:span><text:span text:style-name="T1">key </text:span><text:span text:style-name="T5">(</text:span><text:span text:style-name="T3">ADDRESS_ID</text:span><text:span text:style-name="T5">)</text:span><text:span text:style-name="T3"> </text:span><text:span text:style-name="T1">references</text:span><text:span text:style-name="T3"> </text:span><text:span text:style-name="T1">ADDRESS</text:span><text:span text:style-name="T5">(</text:span><text:span text:style-name="T3">ID</text:span><text:span text:style-name="T5">)</text:span></text:p>
      <text:p text:style-name="P4"><text:span text:style-name="T5">)</text:span></text:p>
      <text:p text:style-name="P4"><text:span text:style-name="T5"/></text:p>
      <text:p text:style-name="P4"><text:span text:style-name="T1">create</text:span><text:span text:style-name="T3"> </text:span><text:span text:style-name="T1">table</text:span><text:span text:style-name="T3"> LOT</text:span><text:span text:style-name="T5">(</text:span></text:p>
      <text:p text:style-name="P4"><text:span text:style-name="T3"><text:tab/>ID<text:tab/><text:tab/><text:tab/><text:tab/>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,</text:span></text:p>
      <text:p text:style-name="P4"><text:span text:style-name="T3"><text:tab/>INGREDIENTS_ID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SUPPLIER_ID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INVOICE<text:tab/>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1">DATE</text:span><text:span text:style-name="T3"><text:tab/><text:tab/><text:tab/></text:span><text:span text:style-name="T1">datetime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QTY<text:tab/><text:tab/><text:tab/><text:tab/></text:span><text:span text:style-name="T1">decimal</text:span><text:span text:style-name="T5">(</text:span><text:span text:style-name="T3">10</text:span><text:span text:style-name="T5">,</text:span><text:span text:style-name="T3">3</text:span><text:span text:style-name="T5">)</text:span><text:span text:style-name="T3"> </text:span><text:span text:style-name="T1">default</text:span><text:span text:style-name="T5">(</text:span><text:span text:style-name="T3">0</text:span><text:span text:style-name="T5">)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PRICE<text:tab/><text:tab/><text:tab/></text:span><text:span text:style-name="T1">smallmoney</text:span><text:span text:style-name="T3"> </text:span><text:span text:style-name="T1">default</text:span><text:span text:style-name="T5">(</text:span><text:span text:style-name="T3">0</text:span><text:span text:style-name="T5">)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VALIDITY<text:tab/><text:tab/></text:span><text:span text:style-name="T1">datetime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STOCK<text:tab/><text:tab/><text:tab/></text:span><text:span text:style-name="T1">decimal</text:span><text:span text:style-name="T5">(</text:span><text:span text:style-name="T3">10</text:span><text:span text:style-name="T5">,</text:span><text:span text:style-name="T3">3</text:span><text:span text:style-name="T5">)</text:span><text:span text:style-name="T3"> </text:span><text:span text:style-name="T1">default</text:span><text:span text:style-name="T5">(</text:span><text:span text:style-name="T3">0</text:span><text:span text:style-name="T5">)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4">RESTAURANT_ID </text:span><text:span text:style-name="T2">int</text:span><text:span text:style-name="T4"> </text:span><text:span text:style-name="T6">not</text:span><text:span text:style-name="T4"> </text:span><text:span text:style-name="T6">null,</text:span></text:p>
      <text:p text:style-name="P4"><text:span text:style-name="T3"><text:tab/></text:span><text:span text:style-name="T1">constraint</text:span><text:span text:style-name="T3"> pk_LOT </text:span><text:span text:style-name="T1">primary</text:span><text:span text:style-name="T3"> </text:span><text:span text:style-name="T1">key 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LOT </text:span><text:span text:style-name="T1">foreign</text:span><text:span text:style-name="T3"> </text:span><text:span text:style-name="T1">key</text:span><text:span text:style-name="T5">(</text:span><text:span text:style-name="T3">SUPPLIER_ID</text:span><text:span text:style-name="T5">)</text:span><text:span text:style-name="T3"> </text:span><text:span text:style-name="T1">references</text:span><text:span text:style-name="T3"> SUPPLIERS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LOT1 </text:span><text:span text:style-name="T1">foreign</text:span><text:span text:style-name="T3"> </text:span><text:span text:style-name="T1">key</text:span><text:span text:style-name="T5">(</text:span><text:span text:style-name="T3">INGREDIENTS_ID</text:span><text:span text:style-name="T5">)</text:span><text:span text:style-name="T3"> </text:span><text:span text:style-name="T1">references</text:span><text:span text:style-name="T3"> INGREDIENTS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LOT2 </text:span><text:span text:style-name="T1">foreign</text:span><text:span text:style-name="T3"> </text:span><text:span text:style-name="T1">key</text:span><text:span text:style-name="T5">(</text:span><text:span text:style-name="T3">RESTAURANT_ID</text:span><text:span text:style-name="T5">)</text:span><text:span text:style-name="T3"> </text:span><text:span text:style-name="T1">references</text:span><text:span text:style-name="T3"> RESTAURANTS</text:span><text:span text:style-name="T5">(</text:span><text:span text:style-name="T3">ID</text:span><text:span text:style-name="T5">)</text:span></text:p>
      <text:p text:style-name="P1">)</text:p>
      <text:p text:style-name="P2"/>
      <text:p text:style-name="P4"><text:span text:style-name="T1">create</text:span><text:span text:style-name="T3"> </text:span><text:span text:style-name="T1">table</text:span><text:span text:style-name="T3"> ORDERS</text:span><text:span text:style-name="T5">(</text:span></text:p>
      <text:p text:style-name="P4"><text:span text:style-name="T3"><text:tab/>ID<text:tab/><text:tab/><text:tab/>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,</text:span></text:p>
      <text:p text:style-name="P4"><text:span text:style-name="T3"><text:tab/>SUPPLIER_ID 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INGREDIENT_ID 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1">DATE</text:span><text:span text:style-name="T3"><text:tab/><text:tab/></text:span><text:span text:style-name="T1">datetime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QTY_ORDERED </text:span><text:span text:style-name="T1">tiny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EXPECTED_DATE </text:span><text:span text:style-name="T1">date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4">RESTAURANT_ID </text:span><text:span text:style-name="T2">int</text:span><text:span text:style-name="T4"> </text:span><text:span text:style-name="T6">not</text:span><text:span text:style-name="T4"> </text:span><text:span text:style-name="T6">null,</text:span></text:p>
      <text:p text:style-name="P4"><text:span text:style-name="T3"><text:tab/></text:span><text:span text:style-name="T1">constraint</text:span><text:span text:style-name="T3"> pk_ORDERS </text:span><text:span text:style-name="T1">primary</text:span><text:span text:style-name="T3"> </text:span><text:span text:style-name="T1">key 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1 </text:span><text:span text:style-name="T1">foreign</text:span><text:span text:style-name="T3"> </text:span><text:span text:style-name="T1">key</text:span><text:span text:style-name="T5">(</text:span><text:span text:style-name="T3">SUPPLIER_ID</text:span><text:span text:style-name="T5">)</text:span><text:span text:style-name="T3"> </text:span><text:span text:style-name="T1">references</text:span><text:span text:style-name="T3"> SUPPLIERS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2 </text:span><text:span text:style-name="T1">foreign</text:span><text:span text:style-name="T3"> </text:span><text:span text:style-name="T1">key</text:span><text:span text:style-name="T5">(</text:span><text:span text:style-name="T3">INGREDIENT_ID</text:span><text:span text:style-name="T5">)</text:span><text:span text:style-name="T3"> </text:span><text:span text:style-name="T1">references</text:span><text:span text:style-name="T3"> INGREDIENTS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3 </text:span><text:span text:style-name="T1">foreign</text:span><text:span text:style-name="T3"> </text:span><text:span text:style-name="T1">key</text:span><text:span text:style-name="T5">(</text:span><text:span text:style-name="T3">RESTAURANT_ID</text:span><text:span text:style-name="T5">)</text:span><text:span text:style-name="T3"> </text:span><text:span text:style-name="T1">references</text:span><text:span text:style-name="T3"> RESTAURANTS</text:span><text:span text:style-name="T5">(</text:span><text:span text:style-name="T3">ID</text:span><text:span text:style-name="T5">)</text:span></text:p>
      <text:p text:style-name="P1">)</text:p>
      <text:p text:style-name="P2"/>
      <text:p text:style-name="P4"><text:span text:style-name="T1">create</text:span><text:span text:style-name="T3"> </text:span><text:span text:style-name="T1">table</text:span><text:span text:style-name="T3"> ORDERS_LOG</text:span><text:span text:style-name="T5">(</text:span></text:p>
      <text:p text:style-name="P4"><text:span text:style-name="T3"><text:tab/>ID<text:tab/><text:tab/><text:tab/>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,</text:span></text:p>
      <text:p text:style-name="P4"><text:span text:style-name="T3"><text:tab/>SUPPLIER_ID 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INGREDIENTS_ID 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1">DATE</text:span><text:span text:style-name="T3"><text:tab/><text:tab/></text:span><text:span text:style-name="T1">datetime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QTY_ORDERED </text:span><text:span text:style-name="T1">tiny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EXPECTED_DATE </text:span><text:span text:style-name="T1">datetime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LOT_ID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4">RESTAURANT_ID </text:span><text:span text:style-name="T2">int</text:span><text:span text:style-name="T4"> </text:span><text:span text:style-name="T6">not</text:span><text:span text:style-name="T4"> </text:span><text:span text:style-name="T6">null,</text:span></text:p>
      <text:p text:style-name="P4"><text:span text:style-name="T3"><text:tab/></text:span><text:span text:style-name="T1">constraint</text:span><text:span text:style-name="T3"> pk_ORDERS_LOG </text:span><text:span text:style-name="T1">primary</text:span><text:span text:style-name="T3"> </text:span><text:span text:style-name="T1">key 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_LOG1 </text:span><text:span text:style-name="T1">foreign</text:span><text:span text:style-name="T3"> </text:span><text:span text:style-name="T1">key</text:span><text:span text:style-name="T5">(</text:span><text:span text:style-name="T3">SUPPLIER_ID</text:span><text:span text:style-name="T5">)</text:span><text:span text:style-name="T3"> </text:span><text:span text:style-name="T1">references</text:span><text:span text:style-name="T3"> SUPPLIERS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_LOG2 </text:span><text:span text:style-name="T1">foreign</text:span><text:span text:style-name="T3"> </text:span><text:span text:style-name="T1">key</text:span><text:span text:style-name="T5">(</text:span><text:span text:style-name="T3">INGREDIENTS_ID</text:span><text:span text:style-name="T5">)</text:span><text:span text:style-name="T3"> </text:span><text:span text:style-name="T1">references</text:span><text:span text:style-name="T3"> INGREDIENTS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_LOG3 </text:span><text:span text:style-name="T1">foreign</text:span><text:span text:style-name="T3"> </text:span><text:span text:style-name="T1">key</text:span><text:span text:style-name="T5">(</text:span><text:span text:style-name="T3">LOT_ID</text:span><text:span text:style-name="T5">)</text:span><text:span text:style-name="T3"> </text:span><text:span text:style-name="T1">references</text:span><text:span text:style-name="T3"> LOT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ORDERS_LOG4 </text:span><text:span text:style-name="T1">foreign</text:span><text:span text:style-name="T3"> </text:span><text:span text:style-name="T1">key</text:span><text:span text:style-name="T5">(</text:span><text:span text:style-name="T3">RESTAURANT_ID</text:span><text:span text:style-name="T5">)</text:span><text:span text:style-name="T3"> </text:span><text:span text:style-name="T1">references</text:span><text:span text:style-name="T3"> RESTAURANTS</text:span><text:span text:style-name="T5">(</text:span><text:span text:style-name="T3">ID</text:span><text:span text:style-name="T5">)</text:span></text:p>
      <text:p text:style-name="P4"><text:span text:style-name="T5">)</text:span></text:p>
      <text:p text:style-name="P4"><text:span text:style-name="T5"/></text:p>
      <text:p text:style-name="P7"><text:span text:style-name="T9">Generalização:</text:span></text:p>
      <text:p text:style-name="P8"><text:span text:style-name="T10">Person:</text:span></text:p>
      <text:list xml:id="list41333118" text:style-name="L1">
        <text:list-item>
          <text:p text:style-name="P11"><text:span text:style-name="T11">Customer</text:span></text:p>
          <text:list>
            <text:list-item>
              <text:p text:style-name="P11"><text:span text:style-name="T12">Registered</text:span><text:span text:style-name="T11"> –</text:span><text:span text:style-name="T12"> CUSTOMER_TYPE = 0</text:span></text:p>
            </text:list-item>
            <text:list-item>
              <text:p text:style-name="P6"><text:span text:style-name="T14">UnRegistered</text:span><text:span text:style-name="T13"> – </text:span><text:span text:style-name="T14">CUSTOMER_TYPE = 1</text:span></text:p>
            </text:list-item>
          </text:list>
        </text:list-item>
        <text:list-item>
          <text:p text:style-name="P11"><text:span text:style-name="T11">Employee</text:span></text:p>
        </text:list-item>
      </text:list>
      <text:p text:style-name="P8"><text:span text:style-name="T10"/></text:p>
      <text:p text:style-name="P4"><text:span text:style-name="T1">create</text:span><text:span text:style-name="T3"> </text:span><text:span text:style-name="T1">table</text:span><text:span text:style-name="T3"> PERSON</text:span><text:span text:style-name="T5">(</text:span></text:p>
      <text:p text:style-name="P4"><text:span text:style-name="T3"><text:tab/>ID<text:tab/><text:tab/><text:tab/>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,</text:span></text:p>
      <text:p text:style-name="P4"><text:span text:style-name="T3"><text:tab/>NAME<text:tab/><text:tab/></text:span><text:span text:style-name="T1">char</text:span><text:span text:style-name="T5">(</text:span><text:span text:style-name="T3">50</text:span><text:span text:style-name="T5">)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CONTACT<text:tab/><text:tab/></text:span><text:span text:style-name="T1">char</text:span><text:span text:style-name="T5">(</text:span><text:span text:style-name="T3">20</text:span><text:span text:style-name="T5">)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1">constraint</text:span><text:span text:style-name="T3"> pk_PERSON </text:span><text:span text:style-name="T1">primary</text:span><text:span text:style-name="T3"> </text:span><text:span text:style-name="T1">key </text:span><text:span text:style-name="T5">(</text:span><text:span text:style-name="T3">ID</text:span><text:span text:style-name="T5">)</text:span></text:p>
      <text:p text:style-name="P1">)</text:p>
      <text:p text:style-name="P1"/>
      <text:p text:style-name="P2">--CUSTOMER(ID[PK],NAME,CONTACT,ADDRESS,TYPE);</text:p>
      <text:p text:style-name="P4"><text:span text:style-name="T1">create</text:span><text:span text:style-name="T3"> </text:span><text:span text:style-name="T1">table</text:span><text:span text:style-name="T3"> CUSTOMER</text:span><text:span text:style-name="T5">(</text:span></text:p>
      <text:p text:style-name="P4"><text:span text:style-name="T3"><text:tab/>PERSON_ID<text:tab/><text:tab/><text:tab/></text:span><text:span text:style-name="T1">int</text:span><text:span text:style-name="T3"> </text:span><text:span text:style-name="T5">not</text:span><text:span text:style-name="T3"> </text:span><text:span text:style-name="T5">null,</text:span><text:span text:style-name="T3"><text:tab/></text:span></text:p>
      <text:p text:style-name="P4"><text:soft-page-break/><text:span text:style-name="T3"><text:tab/></text:span><text:span text:style-name="T8">-- CUSTOMER TYPE: 0 - registered, 1 - unregistered</text:span></text:p>
      <text:p text:style-name="P4"><text:span text:style-name="T3"><text:tab/>CUSTOMER_TYPE </text:span><text:span text:style-name="T1">tinyint</text:span><text:span text:style-name="T3"> </text:span><text:span text:style-name="T1">check </text:span><text:span text:style-name="T5">(</text:span><text:span text:style-name="T3">CUSTOMER_TYPE </text:span><text:span text:style-name="T5">&gt;=</text:span><text:span text:style-name="T3">0 </text:span><text:span text:style-name="T5">AND</text:span><text:span text:style-name="T3"> CUSTOMER_TYPE </text:span><text:span text:style-name="T5">&lt;</text:span><text:span text:style-name="T3">2</text:span><text:span text:style-name="T5">),</text:span></text:p>
      <text:p text:style-name="P4"><text:span text:style-name="T3"><text:tab/></text:span><text:span text:style-name="T1">constraint</text:span><text:span text:style-name="T3"> pk_CUSTOMER </text:span><text:span text:style-name="T1">primary</text:span><text:span text:style-name="T3"> </text:span><text:span text:style-name="T1">key </text:span><text:span text:style-name="T5">(</text:span><text:span text:style-name="T3">PERSON_ID</text:span><text:span text:style-name="T5">),</text:span></text:p>
      <text:p text:style-name="P4"><text:span text:style-name="T3"><text:tab/></text:span><text:span text:style-name="T1">constraint</text:span><text:span text:style-name="T3"> fk_CUSTOMER </text:span><text:span text:style-name="T1">foreign</text:span><text:span text:style-name="T3"> </text:span><text:span text:style-name="T1">key </text:span><text:span text:style-name="T5">(</text:span><text:span text:style-name="T3">PERSON_ID</text:span><text:span text:style-name="T5">)</text:span><text:span text:style-name="T3"> </text:span><text:span text:style-name="T1">references</text:span><text:span text:style-name="T3"> PERSON</text:span><text:span text:style-name="T5">(</text:span><text:span text:style-name="T3">ID</text:span><text:span text:style-name="T5">)</text:span></text:p>
      <text:p text:style-name="P1">)</text:p>
      <text:p text:style-name="P1"/>
      <text:p text:style-name="P4"><text:span text:style-name="T1">create</text:span><text:span text:style-name="T3"> </text:span><text:span text:style-name="T1">table</text:span><text:span text:style-name="T3"> EMPLOYEE</text:span><text:span text:style-name="T5">(</text:span></text:p>
      <text:p text:style-name="P4"><text:span text:style-name="T3"><text:tab/>PERSON_ID<text:tab/>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NIF<text:tab/><text:tab/><text:tab/>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ADRESS_ID<text:tab/>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RESTAUNRANT_ID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1">constraint</text:span><text:span text:style-name="T3"> pk_EMPLOYEE </text:span><text:span text:style-name="T1">primary</text:span><text:span text:style-name="T3"> </text:span><text:span text:style-name="T1">key </text:span><text:span text:style-name="T5">(</text:span><text:span text:style-name="T3">PERSON_ID</text:span><text:span text:style-name="T5">),</text:span></text:p>
      <text:p text:style-name="P4"><text:span text:style-name="T3"><text:tab/></text:span><text:span text:style-name="T1">constraint</text:span><text:span text:style-name="T3"> fk_EMPLOYEE </text:span><text:span text:style-name="T1">foreign</text:span><text:span text:style-name="T3"> </text:span><text:span text:style-name="T1">key </text:span><text:span text:style-name="T5">(</text:span><text:span text:style-name="T3">PERSON_ID</text:span><text:span text:style-name="T5">)</text:span><text:span text:style-name="T3"> </text:span><text:span text:style-name="T1">references</text:span><text:span text:style-name="T3"> PERSON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EMPLOYEE2 </text:span><text:span text:style-name="T1">foreign</text:span><text:span text:style-name="T3"> </text:span><text:span text:style-name="T1">key </text:span><text:span text:style-name="T5">(</text:span><text:span text:style-name="T3">RESTAUNRANT_ID</text:span><text:span text:style-name="T5">)</text:span><text:span text:style-name="T3"> </text:span><text:span text:style-name="T1">references</text:span><text:span text:style-name="T3"> RESTAURANTS</text:span><text:span text:style-name="T5">(</text:span><text:span text:style-name="T3">ID</text:span><text:span text:style-name="T5">)</text:span></text:p>
      <text:p text:style-name="P4"><text:span text:style-name="T5">)</text:span></text:p>
      <text:p text:style-name="P4"><text:span text:style-name="T5"/></text:p>
      <text:p text:style-name="P4"><text:span text:style-name="T1">create</text:span><text:span text:style-name="T3"> </text:span><text:span text:style-name="T1">table</text:span><text:span text:style-name="T3"> PROFICIENCY</text:span><text:span text:style-name="T5">(</text:span></text:p>
      <text:p text:style-name="P4"><text:span text:style-name="T3"><text:tab/>ID<text:tab/><text:tab/><text:tab/>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,</text:span></text:p>
      <text:p text:style-name="P4"><text:span text:style-name="T3"><text:tab/>NAME<text:tab/><text:tab/></text:span><text:span text:style-name="T1">char</text:span><text:span text:style-name="T5">(</text:span><text:span text:style-name="T3">20</text:span><text:span text:style-name="T5">),</text:span></text:p>
      <text:p text:style-name="P4"><text:span text:style-name="T3"><text:tab/></text:span><text:span text:style-name="T1">constraint</text:span><text:span text:style-name="T3"> pk_PROFICIENCY </text:span><text:span text:style-name="T1">primary</text:span><text:span text:style-name="T3"> </text:span><text:span text:style-name="T1">key </text:span><text:span text:style-name="T5">(</text:span><text:span text:style-name="T3">ID</text:span><text:span text:style-name="T5">)</text:span></text:p>
      <text:p text:style-name="P4"><text:span text:style-name="T5">)</text:span></text:p>
      <text:p text:style-name="P4"><text:span text:style-name="T5"/></text:p>
      <text:p text:style-name="P4"><text:span text:style-name="T1">create</text:span><text:span text:style-name="T3"> </text:span><text:span text:style-name="T1">table</text:span><text:span text:style-name="T3"> EMPLOYEE_PROFICIENCY</text:span><text:span text:style-name="T5">(</text:span></text:p>
      <text:p text:style-name="P4"><text:span text:style-name="T3"><text:tab/>PROFICIENCY_ID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EMPLOYEE_ID<text:tab/><text:tab/><text:tab/></text:span><text:span text:style-name="T1">int</text:span><text:span text:style-name="T3"> </text:span><text:span text:style-name="T5">not</text:span><text:span text:style-name="T3"> </text:span><text:span text:style-name="T5">null,</text:span></text:p>
      <text:p text:style-name="P4"><text:span text:style-name="T3"><text:tab/></text:span><text:span text:style-name="T1">constraint</text:span><text:span text:style-name="T3"> pk_EMPLOYEE_PROFICIENCY1 </text:span><text:span text:style-name="T1">primary</text:span><text:span text:style-name="T3"> </text:span><text:span text:style-name="T1">key </text:span><text:span text:style-name="T5">(</text:span><text:span text:style-name="T3">PROFICIENCY_ID</text:span><text:span text:style-name="T5">,</text:span><text:span text:style-name="T3"> EMPLOYEE_ID</text:span><text:span text:style-name="T5">),</text:span></text:p>
      <text:p text:style-name="P4"><text:span text:style-name="T3"><text:tab/></text:span><text:span text:style-name="T1">constraint</text:span><text:span text:style-name="T3"> fk_EMPLOYEE_PROFICIENCY1 </text:span><text:span text:style-name="T1">foreign</text:span><text:span text:style-name="T3"> </text:span><text:span text:style-name="T1">key </text:span><text:span text:style-name="T5">(</text:span><text:span text:style-name="T3">PROFICIENCY_ID</text:span><text:span text:style-name="T5">)</text:span><text:span text:style-name="T3"> </text:span><text:span text:style-name="T1">references</text:span><text:span text:style-name="T3"> PROFICIENCY</text:span><text:span text:style-name="T5">(</text:span><text:span text:style-name="T3">ID</text:span><text:span text:style-name="T5">),</text:span></text:p>
      <text:p text:style-name="P4"><text:span text:style-name="T3"><text:tab/></text:span><text:span text:style-name="T1">constraint</text:span><text:span text:style-name="T3"> fk_EMPLOYEE_PROFICIENCY2 </text:span><text:span text:style-name="T1">foreign</text:span><text:span text:style-name="T3"> </text:span><text:span text:style-name="T1">key </text:span><text:span text:style-name="T5">(</text:span><text:span text:style-name="T3">EMPLOYEE_ID</text:span><text:span text:style-name="T5">)</text:span><text:span text:style-name="T3"> </text:span><text:span text:style-name="T1">references</text:span><text:span text:style-name="T3"> EMPLOYEE</text:span><text:span text:style-name="T5">(</text:span><text:span text:style-name="T3">PERSON_ID</text:span><text:span text:style-name="T5">)</text:span></text:p>
      <text:p text:style-name="P4"><text:span text:style-name="T5">)</text:span></text:p>
      <text:p text:style-name="P4"><text:span text:style-name="T5"/></text:p>
      <text:p text:style-name="P7"><text:span text:style-name="T9">DataBase:</text:span></text:p>
      <text:p text:style-name="P4"><text:span text:style-name="T5"/></text:p>
      <text:p text:style-name="P2">--dbo.PERSON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ERSON</text:span><text:span text:style-name="T5">(</text:span><text:span text:style-name="T3">NAME</text:span><text:span text:style-name="T5">,</text:span><text:span text:style-name="T3"> CONTACT</text:span><text:span text:style-name="T5">)</text:span><text:span text:style-name="T3"> </text:span><text:span text:style-name="T1">values</text:span><text:span text:style-name="T5">(</text:span><text:span text:style-name="T16">'Nuno Sousa'</text:span><text:span text:style-name="T5">,</text:span><text:span text:style-name="T3"> </text:span><text:span text:style-name="T16">'919876543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ERSON</text:span><text:span text:style-name="T5">(</text:span><text:span text:style-name="T3">NAME</text:span><text:span text:style-name="T5">,</text:span><text:span text:style-name="T3"> CONTACT</text:span><text:span text:style-name="T5">)</text:span><text:span text:style-name="T3"> </text:span><text:span text:style-name="T1">values</text:span><text:span text:style-name="T5">(</text:span><text:span text:style-name="T16">'Nuno Cancelo'</text:span><text:span text:style-name="T5">,</text:span><text:span text:style-name="T3"> </text:span><text:span text:style-name="T16">'911234567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ERSON</text:span><text:span text:style-name="T5">(</text:span><text:span text:style-name="T3">NAME</text:span><text:span text:style-name="T5">,</text:span><text:span text:style-name="T3"> CONTACT</text:span><text:span text:style-name="T5">)</text:span><text:span text:style-name="T3"> </text:span><text:span text:style-name="T1">values</text:span><text:span text:style-name="T5">(</text:span><text:span text:style-name="T16">'Cláudia Crisóstomo'</text:span><text:span text:style-name="T5">,</text:span><text:span text:style-name="T3"> </text:span><text:span text:style-name="T16">'969876543'</text:span><text:span text:style-name="T5">);</text:span></text:p>
      <text:p text:style-name="P1"/>
      <text:p text:style-name="P2">--dbo.CUSTOMER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CUSTOMER</text:span><text:span text:style-name="T5">(</text:span><text:span text:style-name="T3">PERSON_ID</text:span><text:span text:style-name="T5">,</text:span><text:span text:style-name="T3"> CUSTOMER_TYPE</text:span><text:span text:style-name="T5">)</text:span><text:span text:style-name="T3"> </text:span><text:span text:style-name="T1">values</text:span><text:span text:style-name="T5">(</text:span><text:span text:style-name="T3">1</text:span><text:span text:style-name="T5">,</text:span><text:span text:style-name="T3">0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CUSTOMER</text:span><text:span text:style-name="T5">(</text:span><text:span text:style-name="T3">PERSON_ID</text:span><text:span text:style-name="T5">,</text:span><text:span text:style-name="T3"> CUSTOMER_TYPE</text:span><text:span text:style-name="T5">)</text:span><text:span text:style-name="T3"> </text:span><text:span text:style-name="T1">values</text:span><text:span text:style-name="T5">(</text:span><text:span text:style-name="T3">2</text:span><text:span text:style-name="T5">,</text:span><text:span text:style-name="T3">0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CUSTOMER</text:span><text:span text:style-name="T5">(</text:span><text:span text:style-name="T3">PERSON_ID</text:span><text:span text:style-name="T5">,</text:span><text:span text:style-name="T3"> CUSTOMER_TYPE</text:span><text:span text:style-name="T5">)</text:span><text:span text:style-name="T3"> </text:span><text:span text:style-name="T1">values</text:span><text:span text:style-name="T5">(</text:span><text:span text:style-name="T3">3</text:span><text:span text:style-name="T5">,</text:span><text:span text:style-name="T3">0</text:span><text:span text:style-name="T5">);</text:span></text:p>
      <text:p text:style-name="P4"><text:span text:style-name="T5"/></text:p>
      <text:p text:style-name="P2">--dbo.PROFICIENCY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6">'Manager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6">'Assistant Manager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6">'Waiter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6">'Cook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6">'Kitchen Assistant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6">'Bartender'</text:span><text:span text:style-name="T5">);</text:span></text:p>
      <text:p text:style-name="P4"><text:span text:style-name="T1">insert</text:span><text:span text:style-name="T3"> </text:span><text:span text:style-name="T1">into</text:span><text:span text:style-name="T3"> dbo</text:span><text:span text:style-name="T5">.</text:span><text:span text:style-name="T3">PROFICIENCY</text:span><text:span text:style-name="T5">(</text:span><text:span text:style-name="T3">NAME</text:span><text:span text:style-name="T5">)</text:span><text:span text:style-name="T3"> </text:span><text:span text:style-name="T1">values </text:span><text:span text:style-name="T5">(</text:span><text:span text:style-name="T16">'Cleaner'</text:span><text:span text:style-name="T5">);</text:span></text:p>
      <text:p text:style-name="P4"><text:span text:style-name="T7"/></text:p>
      <text:p text:style-name="P7"><text:span text:style-name="T9">FALTA:</text:span></text:p>
      <text:p text:style-name="P7"><text:span text:style-name="T9"/></text:p>
      <text:list xml:id="list41394075" text:style-name="L2">
        <text:list-item>
          <text:p text:style-name="P10"><text:span text:style-name="T17">FALTA COLOCAR TRIGGER PARA ALERTAR QUE INGREDIENTES ESTAO FORA DE PRAZO (1º Parte)!!</text:span></text:p>
        </text:list-item>
        <text:list-item>
          <text:p text:style-name="P12"><text:span text:style-name="T15">Criar um Catálogo único e associá-lo a cada prato!!</text:span></text:p>
        </text:list-item>
        <text:list-item>
          <text:p text:style-name="P12"><text:span text:style-name="T15">Transferência de Stock:</text:span></text:p>
          <text:list>
            <text:list-item>
              <text:p text:style-name="P12"><text:span text:style-name="T15">Mudar o stock para outro restaurante;</text:span></text:p>
            </text:list-item>
            <text:list-item>
              <text:p text:style-name="P12"><text:span text:style-name="T15">Encomendar o stock que ficou em falta.</text:span></text:p>
            </text:list-item>
          </text:list>
        </text:list-item>
      </text:list>
      <text:p text:style-name="P7"><text:span text:style-name="T9"/></text:p>
      <text:p text:style-name="P7"><text:span text:style-name="T9">Todas as alíneas da 1º parte estão a funcionar correctamente.</text:span></text:p>
      <text:p text:style-name="P7"><text:span text:style-name="T9"/></text:p>
      <text:p text:style-name="P9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1M55S</meta:editing-duration>
    <meta:editing-cycles>13</meta:editing-cycles>
    <meta:generator>OpenOffice.org/3.3$Win32 OpenOffice.org_project/330m20$Build-9567</meta:generator>
    <dc:date>2011-07-05T21:42:01.67</dc:date>
    <dc:creator>ElviP </dc:creator>
    <meta:document-statistic meta:table-count="0" meta:image-count="0" meta:object-count="0" meta:page-count="2" meta:paragraph-count="117" meta:word-count="507" meta:character-count="4400"/>
    <meta:user-defined meta:name="Info 1"/>
    <meta:user-defined meta:name="Info 2"/>
    <meta:user-defined meta:name="Info 3"/>
    <meta:user-defined meta:name="Info 4"/>
  </office:meta>
</office:document-meta>
</file>